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text-position="0% 100%" fo:font-size="13pt" fo:font-style="normal" style:text-underline-style="solid" style:text-underline-width="auto" style:text-underline-color="font-color" fo:font-weight="bold" officeooo:rsid="000df749" officeooo:paragraph-rsid="000df749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0df749" officeooo:paragraph-rsid="000df749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020f5" officeooo:paragraph-rsid="000e53e5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020f5" officeooo:paragraph-rsid="001020f5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616b2" officeooo:paragraph-rsid="001616b2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3pt" style:text-underline-style="none" fo:font-weight="bold" officeooo:rsid="00008d6c" officeooo:paragraph-rsid="00008d6c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bold" officeooo:rsid="00008d6c" officeooo:paragraph-rsid="00008d6c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bold" officeooo:rsid="00008d6c" officeooo:paragraph-rsid="0011dd94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15f20" officeooo:paragraph-rsid="00015f20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26f3f" officeooo:paragraph-rsid="00026f3f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4c192" officeooo:paragraph-rsid="0004c192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651d5" officeooo:paragraph-rsid="0004c192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651d5" officeooo:paragraph-rsid="000651d5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84362" officeooo:paragraph-rsid="00084362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26f3f" officeooo:paragraph-rsid="00026f3f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4c192" officeooo:paragraph-rsid="0004c192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b1590" officeooo:paragraph-rsid="001b1590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04c192" officeooo:paragraph-rsid="0004c19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officeooo:paragraph-rsid="000e53e5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13d390" officeooo:paragraph-rsid="0013d390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size="13pt" officeooo:paragraph-rsid="001616b2" style:font-size-asian="13pt" style:font-size-complex="13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bold" officeooo:rsid="0003bb09" officeooo:paragraph-rsid="0003bb09" style:font-size-asian="13pt" style:font-weight-asian="bold" style:font-size-complex="13pt" style:font-weight-complex="bold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3pt" style:text-underline-style="none" fo:font-weight="normal" officeooo:rsid="000651d5" officeooo:paragraph-rsid="000651d5" style:font-size-asian="13pt" style:font-weight-asian="normal" style:font-size-complex="13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3pt" style:text-underline-style="none" fo:font-weight="normal" officeooo:rsid="000c0511" officeooo:paragraph-rsid="000c0511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3pt" fo:font-weight="bold" officeooo:paragraph-rsid="0003bb09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3pt" fo:font-weight="bold" officeooo:paragraph-rsid="0004c192" style:font-size-asian="13pt" style:font-weight-asian="bold" style:font-size-complex="13pt" style:font-weight-complex="bold"/>
    </style:style>
    <style:style style:name="P27" style:family="paragraph" style:parent-style-name="Standard" style:list-style-name="L2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paragraph-rsid="00080bfd" style:font-size-asian="13pt" style:font-weight-asian="bold" style:font-size-complex="13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3pt" officeooo:rsid="0006bddf" officeooo:paragraph-rsid="0006bddf" style:font-size-asian="13pt" style:font-size-complex="13pt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3pt" officeooo:rsid="000c0511" officeooo:paragraph-rsid="000c0511" style:font-size-asian="13pt" style:font-size-complex="13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3pt" officeooo:rsid="000d1a3d" officeooo:paragraph-rsid="000e53e5" style:font-size-asian="13pt" style:font-size-complex="13pt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3pt" officeooo:rsid="0013d390" officeooo:paragraph-rsid="0013d390" style:font-size-asian="13pt" style:font-size-complex="13pt"/>
    </style:style>
    <style:style style:name="P32" style:family="paragraph" style:parent-style-name="Standard" style:list-style-name="L4">
      <style:paragraph-properties fo:text-align="center" style:justify-single-word="false"/>
      <style:text-properties fo:color="#000000" style:text-position="0% 100%" fo:font-size="13pt" fo:font-style="normal" style:text-underline-style="solid" style:text-underline-width="auto" style:text-underline-color="font-color" fo:font-weight="bold" officeooo:rsid="001020f5" officeooo:paragraph-rsid="001020f5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style:text-position="0% 100%" fo:font-size="13pt" fo:font-style="normal" style:text-underline-style="solid" style:text-underline-width="auto" style:text-underline-color="font-color" fo:font-weight="bold" officeooo:rsid="001c76f1" officeooo:paragraph-rsid="001c76f1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style:text-position="0% 100%" fo:font-size="13pt" fo:font-style="normal" style:text-underline-style="solid" style:text-underline-width="auto" style:text-underline-color="font-color" fo:font-weight="bold" officeooo:rsid="001d04c1" officeooo:paragraph-rsid="001d04c1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text-position="0% 100%" fo:font-size="13pt" fo:font-style="normal" style:text-underline-style="solid" style:text-underline-width="auto" style:text-underline-color="font-color" fo:font-weight="bold" officeooo:rsid="001e868d" officeooo:paragraph-rsid="001e868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4">
      <style:paragraph-properties fo:text-align="center" style:justify-single-word="false"/>
      <style:text-properties fo:color="#000000" style:text-position="0% 100%" fo:font-size="13pt" fo:font-style="normal" style:text-underline-style="none" fo:font-weight="normal" officeooo:rsid="001020f5" officeooo:paragraph-rsid="001020f5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46c67" officeooo:paragraph-rsid="0013d390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616b2" officeooo:paragraph-rsid="001616b2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616b2" officeooo:paragraph-rsid="001616b2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91d20" officeooo:paragraph-rsid="00191d20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91d20" officeooo:paragraph-rsid="00191d20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c76f1" officeooo:paragraph-rsid="001c76f1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style:text-position="0% 100%" fo:font-size="13pt" fo:font-style="normal" style:text-underline-style="none" fo:font-weight="normal" officeooo:rsid="001c76f1" officeooo:paragraph-rsid="001c76f1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e868d" officeooo:paragraph-rsid="001e868d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text-position="0% 100%" fo:font-size="13pt" fo:font-style="normal" style:text-underline-style="none" fo:font-weight="normal" officeooo:rsid="001e868d" officeooo:paragraph-rsid="001e868d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normal" officeooo:rsid="001ee36f" officeooo:paragraph-rsid="001ee36f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bold" officeooo:rsid="001b1590" officeooo:paragraph-rsid="001b1590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bold" officeooo:rsid="001c76f1" officeooo:paragraph-rsid="001c76f1" style:font-size-asian="13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text-position="0% 100%" fo:font-size="13pt" fo:font-style="normal" style:text-underline-style="none" fo:font-weight="bold" officeooo:rsid="001c76f1" officeooo:paragraph-rsid="001c76f1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text-position="0% 100%" fo:font-size="13pt" fo:font-style="normal" style:text-underline-style="none" fo:font-weight="bold" officeooo:rsid="001d04c1" officeooo:paragraph-rsid="001d04c1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style:text-position="0% 100%" fo:font-size="13pt" fo:font-style="normal" style:text-underline-style="none" fo:font-weight="bold" officeooo:rsid="001e868d" officeooo:paragraph-rsid="001e868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5f20" style:font-weight-asian="normal" style:font-weight-complex="normal"/>
    </style:style>
    <style:style style:name="T3" style:family="text">
      <style:text-properties fo:font-weight="normal" officeooo:rsid="0011dd94" style:font-weight-asian="normal" style:font-weight-complex="normal"/>
    </style:style>
    <style:style style:name="T4" style:family="text">
      <style:text-properties fo:font-weight="normal" officeooo:rsid="00236449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651d5" style:font-weight-asian="normal" style:font-weight-complex="normal"/>
    </style:style>
    <style:style style:name="T7" style:family="text">
      <style:text-properties style:text-underline-style="none" fo:font-weight="normal" officeooo:rsid="00080bfd" style:font-weight-asian="normal" style:font-weight-complex="normal"/>
    </style:style>
    <style:style style:name="T8" style:family="text">
      <style:text-properties style:text-underline-style="none" fo:font-weight="normal" officeooo:rsid="00084362" style:font-weight-asian="normal" style:font-weight-complex="normal"/>
    </style:style>
    <style:style style:name="T9" style:family="text">
      <style:text-properties style:text-underline-style="none" fo:font-weight="normal" officeooo:rsid="0009d20a" style:font-weight-asian="normal" style:font-weight-complex="normal"/>
    </style:style>
    <style:style style:name="T10" style:family="text">
      <style:text-properties style:text-underline-style="none" fo:font-weight="normal" officeooo:rsid="000a7444" style:font-weight-asian="normal" style:font-weight-complex="normal"/>
    </style:style>
    <style:style style:name="T11" style:family="text">
      <style:text-properties style:text-underline-style="none" fo:font-weight="normal" officeooo:rsid="000c0511" style:font-weight-asian="normal" style:font-weight-complex="normal"/>
    </style:style>
    <style:style style:name="T12" style:family="text">
      <style:text-properties style:text-underline-style="none" fo:font-weight="normal" officeooo:rsid="000d256c" style:font-weight-asian="normal" style:font-weight-complex="normal"/>
    </style:style>
    <style:style style:name="T13" style:family="text">
      <style:text-properties style:text-underline-style="none" fo:font-weight="normal" officeooo:rsid="000df749" style:font-weight-asian="normal" style:font-weight-complex="normal"/>
    </style:style>
    <style:style style:name="T14" style:family="text">
      <style:text-properties style:text-underline-style="none" officeooo:rsid="0003bb09"/>
    </style:style>
    <style:style style:name="T15" style:family="text">
      <style:text-properties style:text-underline-style="none" officeooo:rsid="0004c192"/>
    </style:style>
    <style:style style:name="T16" style:family="text">
      <style:text-properties style:text-underline-style="none" officeooo:rsid="000df749"/>
    </style:style>
    <style:style style:name="T17" style:family="text">
      <style:text-properties style:text-underline-style="none" officeooo:rsid="002001b0"/>
    </style:style>
    <style:style style:name="T18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text-position="0% 100%" fo:font-style="normal" style:text-underline-style="none" fo:font-weight="normal" officeooo:rsid="000e53e5" style:font-style-asian="normal" style:font-weight-asian="normal" style:font-style-complex="normal" style:font-weight-complex="normal"/>
    </style:style>
    <style:style style:name="T20" style:family="text">
      <style:text-properties fo:color="#000000" style:text-position="0% 100%" fo:font-style="normal" style:text-underline-style="none" fo:font-weight="normal" officeooo:rsid="001020f5" style:font-style-asian="normal" style:font-weight-asian="normal" style:font-style-complex="normal" style:font-weight-complex="normal"/>
    </style:style>
    <style:style style:name="T21" style:family="text">
      <style:text-properties fo:color="#000000" style:text-position="0% 100%" fo:font-style="normal" style:text-underline-style="none" fo:font-weight="normal" officeooo:rsid="0003bb09" style:font-style-asian="normal" style:font-weight-asian="normal" style:font-style-complex="normal" style:font-weight-complex="normal"/>
    </style:style>
    <style:style style:name="T22" style:family="text">
      <style:text-properties fo:color="#000000" style:text-position="0% 100%" fo:font-style="normal" style:text-underline-style="none" fo:font-weight="normal" officeooo:rsid="00146c67" style:font-style-asian="normal" style:font-weight-asian="normal" style:font-style-complex="normal" style:font-weight-complex="normal"/>
    </style:style>
    <style:style style:name="T23" style:family="text">
      <style:text-properties fo:color="#000000" style:text-position="0% 100%" fo:font-style="normal" style:text-underline-style="none" fo:font-weight="normal" officeooo:rsid="001616b2" style:font-style-asian="normal" style:font-weight-asian="normal" style:font-style-complex="normal" style:font-weight-complex="normal"/>
    </style:style>
    <style:style style:name="T24" style:family="text">
      <style:text-properties fo:color="#000000" style:text-position="0% 100%" fo:font-style="normal" style:text-underline-style="none" fo:font-weight="bold" officeooo:rsid="001616b2" style:font-style-asian="normal" style:font-weight-asian="bold" style:font-style-complex="normal" style:font-weight-complex="bold"/>
    </style:style>
    <style:style style:name="T25" style:family="text">
      <style:text-properties fo:color="#000000" style:text-position="0% 100%" fo:font-style="normal" style:font-style-asian="normal" style:font-style-complex="normal"/>
    </style:style>
    <style:style style:name="T26" style:family="text">
      <style:text-properties fo:color="#000000" style:text-position="0% 100%" fo:font-style="normal" officeooo:rsid="00191d20" style:font-style-asian="normal" style:font-style-complex="normal"/>
    </style:style>
    <style:style style:name="T27" style:family="text">
      <style:text-properties fo:color="#000000" style:text-position="0% 100%" fo:font-style="normal" style:text-underline-style="solid" style:text-underline-width="auto" style:text-underline-color="font-color" fo:font-weight="bold" officeooo:rsid="001616b2" style:font-style-asian="normal" style:font-weight-asian="bold" style:font-style-complex="normal" style:font-weight-complex="bold"/>
    </style:style>
    <style:style style:name="T28" style:family="text">
      <style:text-properties officeooo:rsid="0004c192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0651d5"/>
    </style:style>
    <style:style style:name="T31" style:family="text">
      <style:text-properties officeooo:rsid="00080bfd"/>
    </style:style>
    <style:style style:name="T32" style:family="text">
      <style:text-properties officeooo:rsid="0003bb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18"/><text:span text:style-name="T29"><text:s text:c="2"/>PRÉSENTATION DE L’ÉCOLE </text:span></text:p>
      <text:p text:style-name="P6"/>
      <text:p text:style-name="P7"/>
      <text:p text:style-name="P8">L<text:span text:style-name="T1">e lycée Baba Moustapha et fils est une école privée crée</text:span><text:span text:style-name="T4">e</text:span><text:span text:style-name="T1"> en 2018, est l’un des établissements <text:s/>scolaires <text:s/>de la capitale tchadienne. Ce complexe éducatif porte le nom d’un grand </text:span><text:span text:style-name="T2">auteur</text:span><text:span text:style-name="T1"> tchadien qui <text:s/></text:span><text:span text:style-name="T3">est </text:span><text:span text:style-name="T2">Mahamat Baba Moustapha. </text:span></text:p>
      <text:p text:style-name="P9">En effet, cet établissement est doté de deux cycles. Le premier cycle qui représente le collège, de la 6ème jusqu’en 3ème <text:s/>et le second cycle de la 2nde en terminale. </text:p>
      <text:p text:style-name="P9">Le coût de la formation est de [à suivre] pour les classes….. Les frais d’inscription sont des …….. pour tous les niveaux.</text:p>
      <text:p text:style-name="P9"/>
      <text:p text:style-name="P9"/>
      <text:p text:style-name="P15">LES MODULES </text:p>
      <text:p text:style-name="P10"/>
      <text:p text:style-name="P10">Le logiciel à réaliser sera décomposé en modules pour en faciliter la compréhension, l’analyse et la mise en œuvre. Les modules suivants sont à intégrer :</text:p>
      <text:list xml:id="list984109423" text:style-name="L1">
        <text:list-item>
          <text:p text:style-name="P22">Module É<text:span text:style-name="T28">lève</text:span>;</text:p>
        </text:list-item>
        <text:list-item>
          <text:p text:style-name="P25"><text:span text:style-name="T14">Module </text:span><text:span text:style-name="T16">Enseignant</text:span><text:span text:style-name="T14">;</text:span></text:p>
        </text:list-item>
        <text:list-item>
          <text:p text:style-name="P22">Module Séance ;</text:p>
        </text:list-item>
        <text:list-item>
          <text:p text:style-name="P22">Module C<text:span text:style-name="T28">lasse</text:span> ;</text:p>
        </text:list-item>
        <text:list-item>
          <text:p text:style-name="P22">Module Matière ;</text:p>
        </text:list-item>
        <text:list-item>
          <text:p text:style-name="P22">Module Examen ;</text:p>
        </text:list-item>
        <text:list-item>
          <text:p text:style-name="P26"><text:span text:style-name="T14">Module </text:span><text:span text:style-name="T15">Pa</text:span><text:span text:style-name="T17">i</text:span><text:span text:style-name="T15">ement ; </text:span></text:p>
        </text:list-item>
      </text:list>
      <text:p text:style-name="P16">MODULE ÉLÈVE </text:p>
      <text:p text:style-name="P11"/>
      <text:p text:style-name="P18"><text:span text:style-name="T5">Un élève est caractéris</text:span><text:span text:style-name="T7">é</text:span><text:span text:style-name="T5"> par son </text:span><text:span text:style-name="T6">matricule, nom, prénom, son sexe, téléphone, bulletin, nationalité.</text:span></text:p>
      <text:p text:style-name="P12"/>
      <text:p text:style-name="P12"/>
      <text:list xml:id="list3517493189" text:style-name="L2">
        <text:list-item>
          <text:p text:style-name="P27"><text:span text:style-name="T30">INFORMATIONS SUR LES <text:s/></text:span><text:span text:style-name="T28">ÉLÈVE</text:span><text:span text:style-name="T31">S</text:span></text:p>
          <text:p text:style-name="P23"/>
        </text:list-item>
      </text:list>
      <text:p text:style-name="P13">L’utilisateur pourra :</text:p>
      <text:list xml:id="list3835090909" text:style-name="L3">
        <text:list-item>
          <text:p text:style-name="P28"><text:span text:style-name="T11">Accéder aux cours</text:span><text:span text:style-name="T5"> </text:span><text:span text:style-name="T8">: </text:span><text:span text:style-name="T9">après avoir crée un compte, l’élève </text:span><text:span text:style-name="T10">aura accès aux différents cours envoyer par les enseignants, à l’emploi du temps, aux travaux dirigés.</text:span></text:p>
        </text:list-item>
        <text:list-item>
          <text:p text:style-name="P29"><text:span text:style-name="T10">R</text:span><text:span text:style-name="T5">èglement intérieur</text:span></text:p>
        </text:list-item>
        <text:list-item>
          <text:p text:style-name="P24">Examen blanc</text:p>
        </text:list-item>
        <text:list-item>
          <text:p text:style-name="P30"><text:span text:style-name="T5">[nom du forum à chercher] : […….] est un forum </text:span><text:span text:style-name="T12">ou les élèves posent leurs préoccupations par rapport à un problème , un exercice, un sujet donnés, pour bénéficier de l’aide de leurs amis ou mieux de l’aide des professeurs du lycée. Le forum ne se substitue pas au professeur <text:s/>de la classe mais répond au souci de l’institution de promouvoir l’entraide entre les élèves et <text:s/>d’assurer les conditions de viabilité d’un véritable travail personnel hors de la classe. Il ne s’agit pas de donner la solution, ni le corriger des devoirs, mais </text:span><text:span text:style-name="T13">d’accompagner l’élève dans sa démarche en décantant le problème pose.</text:span></text:p>
        </text:list-item>
      </text:list>
      <text:p text:style-name="P14"/>
      <text:p text:style-name="P13"/>
      <text:p text:style-name="P1"/>
      <text:p text:style-name="P1"/>
      <text:p text:style-name="P1"><text:soft-page-break/><text:span text:style-name="T32">M</text:span>ODULE ENSEIGNANT</text:p>
      <text:p text:style-name="P2"/>
      <text:p text:style-name="P19"><text:span text:style-name="T19">Chaque </text:span><text:span text:style-name="T20">enseignant </text:span><text:span text:style-name="T19">est caractérisé essentiellement par son CIN (Carte d’Identité Nationale) , </text:span><text:span text:style-name="T20">un nom, un prénom, ville, numéro de téléphone, statut, e-mail, salaire. Il peut être vacataire ou permanent.</text:span></text:p>
      <text:p text:style-name="P3"/>
      <text:p text:style-name="P3"/>
      <text:p text:style-name="P4"/>
      <text:list xml:id="list3625258034" text:style-name="L4">
        <text:list-item>
          <text:p text:style-name="P32">INFORMATIONS SUR LES ENSEIGNANTS</text:p>
          <text:p text:style-name="P36"/>
        </text:list-item>
      </text:list>
      <text:p text:style-name="P20"><text:span text:style-name="T21">l’</text:span><text:span text:style-name="T18">utilisateur pourra :</text:span></text:p>
      <text:list xml:id="list1821602652" text:style-name="L5">
        <text:list-item>
          <text:p text:style-name="P31"><text:span text:style-name="T18">Infos aux </text:span><text:span text:style-name="T22">E</text:span><text:span text:style-name="T18">nseignants : on va citer les noms des enseignants avec </text:span><text:span text:style-name="T22">leurs </text:span><text:span text:style-name="T23">métiers</text:span><text:span text:style-name="T22">.</text:span></text:p>
          <text:p text:style-name="P37"/>
          <text:p text:style-name="P37"/>
        </text:list-item>
      </text:list>
      <text:p text:style-name="P5"/>
      <text:p text:style-name="P21"><text:span text:style-name="T23"><text:s text:c="7"/></text:span><text:span text:style-name="T24">2. <text:s/></text:span><text:span text:style-name="T27">INFORMATION SUR L’ADMINISTRATION</text:span></text:p>
      <text:p text:style-name="P5"/>
      <text:p text:style-name="P5">L’utilisateur pourra :</text:p>
      <text:list xml:id="list2455713863" text:style-name="L6">
        <text:list-item>
          <text:p text:style-name="P39">Personnel de l’administration : on va citer tout les personnels de l’administration.</text:p>
        </text:list-item>
        <text:list-item>
          <text:p text:style-name="P39">Communiqué : là ou l’administration va mettre le communiqué de l’inscription , composition, congé et autres.</text:p>
        </text:list-item>
        <text:list-item>
          <text:p text:style-name="P40">Quelques mots du fondateur . </text:p>
        </text:list-item>
      </text:list>
      <text:p text:style-name="P41"/>
      <text:p text:style-name="P41"/>
      <text:p text:style-name="P17"><text:span text:style-name="T26">M</text:span><text:span text:style-name="T25">ODULE SÉANCE </text:span></text:p>
      <text:p text:style-name="P47"/>
      <text:p text:style-name="P42">Une séance est caractérisée par son identifiant et par sa date.</text:p>
      <text:p text:style-name="P42"/>
      <text:p text:style-name="P42"/>
      <text:p text:style-name="P33">MODULE CLASSE</text:p>
      <text:p text:style-name="P48"/>
      <text:p text:style-name="P42">Une classe est caractérisée par son identifiant, le type de la classe et de capacité.</text:p>
      <text:p text:style-name="P49"/>
      <text:p text:style-name="P33">MODULE EXAMEN</text:p>
      <text:p text:style-name="P49"/>
      <text:p text:style-name="P42">Un examen est caractérisé par son identifiant, le type d’examen, et d’une date.</text:p>
      <text:p text:style-name="P43"/>
      <text:p text:style-name="P43"/>
      <text:p text:style-name="P34">MODULE PAIEMENT </text:p>
      <text:p text:style-name="P50"/>
      <text:p text:style-name="P44">Un paiement est caractérisé par son identifiant, le type de paiement et le mois payer.</text:p>
      <text:p text:style-name="P45"/>
      <text:p text:style-name="P45"/>
      <text:p text:style-name="P35">MODULE MATIÈRE</text:p>
      <text:p text:style-name="P44"/>
      <text:p text:style-name="P46">Une matière est caractérisée par son identifiant, le nom du matière et une masse horaire.</text:p>
      <text:p text:style-name="P46"/>
      <text:p text:style-name="P51"/>
      <text:p text:style-name="P51"><text:soft-page-break/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3:34:35.264936283</meta:creation-date>
    <dc:date>2022-05-20T17:26:10.221635873</dc:date>
    <meta:editing-duration>PT34M25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43" meta:word-count="485" meta:character-count="2926" meta:non-whitespace-character-count="2457"/>
  </office:meta>
</office:document-meta>
</file>